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1cm" style:rel-column-width="3855*"/>
    </style:style>
    <style:style style:name="Tabel1.A1" style:family="table-cell">
      <style:table-cell-properties fo:padding="0.097cm" fo:border-left="0.05pt solid #000000" fo:border-right="none" fo:border-top="0.05pt solid #000000" fo:border-bottom="0.05pt solid #000000"/>
    </style:style>
    <style:style style:name="Tabel1.Q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Q2" style:family="table-cell">
      <style:table-cell-properties fo:padding="0.097cm" fo:border-left="0.05pt solid #000000" fo:border-right="0.05pt solid #000000" fo:border-top="none" fo:border-bottom="0.05pt solid #000000"/>
    </style:style>
    <style:style style:name="Tabel2" style:family="table">
      <style:table-properties style:width="17cm" table:align="margins"/>
    </style:style>
    <style:style style:name="Tabel2.A" style:family="table-column">
      <style:table-column-properties style:column-width="1cm" style:rel-column-width="3855*"/>
    </style:style>
    <style:style style:name="Tabel2.A1" style:family="table-cell">
      <style:table-cell-properties fo:padding="0.097cm" fo:border-left="0.05pt solid #000000" fo:border-right="none" fo:border-top="0.05pt solid #000000" fo:border-bottom="0.05pt solid #000000"/>
    </style:style>
    <style:style style:name="Tabel2.Q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Q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be0bc" officeooo:paragraph-rsid="00aeb167"/>
    </style:style>
    <style:style style:name="P2" style:family="paragraph" style:parent-style-name="Standard">
      <style:paragraph-properties fo:text-align="start" style:justify-single-word="false"/>
      <style:text-properties officeooo:rsid="0033a53d" officeooo:paragraph-rsid="0033a53d"/>
    </style:style>
    <style:style style:name="P3" style:family="paragraph" style:parent-style-name="Standard">
      <style:paragraph-properties fo:text-align="start" style:justify-single-word="false"/>
      <style:text-properties officeooo:rsid="00247e67" officeooo:paragraph-rsid="00247e67"/>
    </style:style>
    <style:style style:name="P4" style:family="paragraph" style:parent-style-name="Standard">
      <style:paragraph-properties fo:text-align="start" style:justify-single-word="false"/>
      <style:text-properties officeooo:rsid="00b30330" officeooo:paragraph-rsid="00b30330"/>
    </style:style>
    <style:style style:name="P5" style:family="paragraph" style:parent-style-name="Standard">
      <style:paragraph-properties fo:text-align="start" style:justify-single-word="false"/>
      <style:text-properties officeooo:rsid="01e6fd0a" officeooo:paragraph-rsid="01e6fd0a"/>
    </style:style>
    <style:style style:name="P6" style:family="paragraph" style:parent-style-name="Standard">
      <style:paragraph-properties fo:text-align="start" style:justify-single-word="false"/>
      <style:text-properties officeooo:rsid="01fdd03b" officeooo:paragraph-rsid="01fdd03b"/>
    </style:style>
    <style:style style:name="P7" style:family="paragraph" style:parent-style-name="Text_20_body">
      <style:text-properties officeooo:rsid="0046b37d" officeooo:paragraph-rsid="0046b37d"/>
    </style:style>
    <style:style style:name="P8" style:family="paragraph" style:parent-style-name="Text_20_body">
      <style:text-properties officeooo:rsid="00518a58" officeooo:paragraph-rsid="00518a58"/>
    </style:style>
    <style:style style:name="P9" style:family="paragraph" style:parent-style-name="Text_20_body">
      <style:text-properties officeooo:rsid="006c32ae" officeooo:paragraph-rsid="006c32ae"/>
    </style:style>
    <style:style style:name="P10" style:family="paragraph" style:parent-style-name="Text_20_body">
      <style:text-properties officeooo:rsid="00704079" officeooo:paragraph-rsid="00704079"/>
    </style:style>
    <style:style style:name="P11" style:family="paragraph" style:parent-style-name="Text_20_body">
      <style:text-properties officeooo:rsid="00704079" officeooo:paragraph-rsid="00781392"/>
    </style:style>
    <style:style style:name="P12" style:family="paragraph" style:parent-style-name="Text_20_body">
      <style:text-properties officeooo:rsid="0080d825" officeooo:paragraph-rsid="0080d825"/>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officeooo:paragraph-rsid="009e1362"/>
    </style:style>
    <style:style style:name="P15" style:family="paragraph" style:parent-style-name="Text_20_body">
      <style:text-properties officeooo:rsid="0096b557" officeooo:paragraph-rsid="0096b557"/>
    </style:style>
    <style:style style:name="P16" style:family="paragraph" style:parent-style-name="Text_20_body">
      <style:text-properties officeooo:rsid="00ef4d4d" officeooo:paragraph-rsid="00f21e14"/>
    </style:style>
    <style:style style:name="P17" style:family="paragraph" style:parent-style-name="Text_20_body">
      <style:text-properties officeooo:rsid="01235173" officeooo:paragraph-rsid="01235173"/>
    </style:style>
    <style:style style:name="P18" style:family="paragraph" style:parent-style-name="Text_20_body">
      <style:text-properties officeooo:rsid="0135b16b" officeooo:paragraph-rsid="0135b16b"/>
    </style:style>
    <style:style style:name="P19" style:family="paragraph" style:parent-style-name="Text_20_body">
      <style:text-properties officeooo:rsid="0138f8fe" officeooo:paragraph-rsid="0138f8fe"/>
    </style:style>
    <style:style style:name="P20" style:family="paragraph" style:parent-style-name="Text_20_body">
      <style:text-properties officeooo:rsid="00def6a7" officeooo:paragraph-rsid="00edf17a"/>
    </style:style>
    <style:style style:name="P21" style:family="paragraph" style:parent-style-name="Text_20_body">
      <style:text-properties officeooo:rsid="0148d98c" officeooo:paragraph-rsid="0148d98c"/>
    </style:style>
    <style:style style:name="P22" style:family="paragraph" style:parent-style-name="Text_20_body">
      <style:text-properties officeooo:rsid="00a0c5f2" officeooo:paragraph-rsid="01baac33"/>
    </style:style>
    <style:style style:name="P23" style:family="paragraph" style:parent-style-name="Text_20_body">
      <style:text-properties officeooo:rsid="0089f2ec" officeooo:paragraph-rsid="0089f2ec"/>
    </style:style>
    <style:style style:name="P24" style:family="paragraph" style:parent-style-name="Text_20_body">
      <style:text-properties officeooo:rsid="01c0ecf1" officeooo:paragraph-rsid="01c0ecf1"/>
    </style:style>
    <style:style style:name="P25" style:family="paragraph" style:parent-style-name="Text_20_body">
      <style:text-properties officeooo:rsid="01197d0d" officeooo:paragraph-rsid="01d00bf0"/>
    </style:style>
    <style:style style:name="P26" style:family="paragraph" style:parent-style-name="Text_20_body">
      <style:text-properties officeooo:rsid="00c7bb2b" officeooo:paragraph-rsid="01df3dd0"/>
    </style:style>
    <style:style style:name="P27" style:family="paragraph" style:parent-style-name="Text_20_body">
      <style:text-properties officeooo:rsid="01bc7133" officeooo:paragraph-rsid="01baac33"/>
    </style:style>
    <style:style style:name="P28" style:family="paragraph" style:parent-style-name="Text_20_body">
      <style:text-properties officeooo:rsid="01f27624" officeooo:paragraph-rsid="01f27624"/>
    </style:style>
    <style:style style:name="P29" style:family="paragraph" style:parent-style-name="Text_20_body">
      <style:text-properties officeooo:rsid="0214b3cd" officeooo:paragraph-rsid="0214b3cd"/>
    </style:style>
    <style:style style:name="P30" style:family="paragraph" style:parent-style-name="Table_20_Contents">
      <style:text-properties officeooo:rsid="0061d588" officeooo:paragraph-rsid="0061d588"/>
    </style:style>
    <style:style style:name="P31" style:family="paragraph" style:parent-style-name="Table_20_Contents">
      <style:text-properties officeooo:rsid="0061d588" officeooo:paragraph-rsid="00781392"/>
    </style:style>
    <style:style style:name="P32" style:family="paragraph" style:parent-style-name="Table_20_Contents">
      <style:text-properties officeooo:rsid="00633f51" officeooo:paragraph-rsid="00633f51"/>
    </style:style>
    <style:style style:name="P33" style:family="paragraph" style:parent-style-name="Table_20_Contents">
      <style:text-properties officeooo:rsid="00633f51" officeooo:paragraph-rsid="00781392"/>
    </style:style>
    <style:style style:name="P34" style:family="paragraph" style:parent-style-name="Table_20_Contents">
      <style:text-properties officeooo:rsid="00642d4c" officeooo:paragraph-rsid="00642d4c"/>
    </style:style>
    <style:style style:name="P35" style:family="paragraph" style:parent-style-name="Table_20_Contents">
      <style:text-properties officeooo:rsid="00642d4c" officeooo:paragraph-rsid="00781392"/>
    </style:style>
    <style:style style:name="P36" style:family="paragraph" style:parent-style-name="Table_20_Contents">
      <style:text-properties officeooo:rsid="0065a257" officeooo:paragraph-rsid="0065a257"/>
    </style:style>
    <style:style style:name="P37" style:family="paragraph" style:parent-style-name="Table_20_Contents">
      <style:text-properties officeooo:rsid="0065a257" officeooo:paragraph-rsid="00781392"/>
    </style:style>
    <style:style style:name="P38" style:family="paragraph" style:parent-style-name="Table_20_Contents">
      <style:text-properties officeooo:rsid="0066ca3b" officeooo:paragraph-rsid="0066ca3b"/>
    </style:style>
    <style:style style:name="P39" style:family="paragraph" style:parent-style-name="Table_20_Contents">
      <style:text-properties officeooo:rsid="0066ca3b" officeooo:paragraph-rsid="00781392"/>
    </style:style>
    <style:style style:name="P40" style:family="paragraph" style:parent-style-name="Table_20_Contents">
      <style:text-properties officeooo:rsid="00680c5a" officeooo:paragraph-rsid="00680c5a"/>
    </style:style>
    <style:style style:name="P41" style:family="paragraph" style:parent-style-name="Table_20_Contents">
      <style:text-properties officeooo:rsid="00680c5a" officeooo:paragraph-rsid="00781392"/>
    </style:style>
    <style:style style:name="P42" style:family="paragraph" style:parent-style-name="Table_20_Contents">
      <style:text-properties officeooo:rsid="00690280" officeooo:paragraph-rsid="00690280"/>
    </style:style>
    <style:style style:name="P43" style:family="paragraph" style:parent-style-name="Table_20_Contents">
      <style:text-properties officeooo:rsid="00690280" officeooo:paragraph-rsid="00781392"/>
    </style:style>
    <style:style style:name="P44" style:family="paragraph" style:parent-style-name="Table_20_Contents">
      <style:text-properties officeooo:rsid="00718570" officeooo:paragraph-rsid="00718570"/>
    </style:style>
    <style:style style:name="P45" style:family="paragraph" style:parent-style-name="Table_20_Contents">
      <style:text-properties officeooo:rsid="00718570" officeooo:paragraph-rsid="00781392"/>
    </style:style>
    <style:style style:name="P46" style:family="paragraph" style:parent-style-name="Table_20_Contents">
      <style:text-properties officeooo:paragraph-rsid="00781392"/>
    </style:style>
    <style:style style:name="P47" style:family="paragraph" style:parent-style-name="Table_20_Contents">
      <style:text-properties officeooo:rsid="007bef58" officeooo:paragraph-rsid="007bef58"/>
    </style:style>
    <style:style style:name="P48" style:family="paragraph" style:parent-style-name="Heading_20_1">
      <style:text-properties officeooo:paragraph-rsid="00aeb167"/>
    </style:style>
    <style:style style:name="P49" style:family="paragraph" style:parent-style-name="Heading_20_1">
      <style:text-properties officeooo:paragraph-rsid="00781392"/>
    </style:style>
    <style:style style:name="P50" style:family="paragraph" style:parent-style-name="Heading_20_2">
      <style:text-properties officeooo:rsid="0181ce09" officeooo:paragraph-rsid="0181ce09"/>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Text_20_body" style:list-style-name="L1">
      <style:text-properties officeooo:rsid="01f54f82" officeooo:paragraph-rsid="01f54f82"/>
    </style:style>
    <style:style style:name="P55" style:family="paragraph" style:parent-style-name="Text_20_body" style:list-style-name="L1">
      <style:text-properties officeooo:rsid="01f91aa8" officeooo:paragraph-rsid="01f91aa8"/>
    </style:style>
    <style:style style:name="P56" style:family="paragraph" style:parent-style-name="Text_20_body" style:list-style-name="L1">
      <style:text-properties officeooo:rsid="01f568ac" officeooo:paragraph-rsid="01f568ac"/>
    </style:style>
    <style:style style:name="P57" style:family="paragraph" style:parent-style-name="Text_20_body" style:list-style-name="L2">
      <style:text-properties officeooo:rsid="0100441b" officeooo:paragraph-rsid="0100441b"/>
    </style:style>
    <style:style style:name="P58" style:family="paragraph" style:parent-style-name="Text_20_body" style:list-style-name="L2">
      <style:text-properties officeooo:rsid="00f86bac" officeooo:paragraph-rsid="01cc73d0"/>
    </style:style>
    <style:style style:name="P59" style:family="paragraph" style:parent-style-name="Text_20_body" style:list-style-name="L2">
      <style:text-properties officeooo:rsid="010bee91" officeooo:paragraph-rsid="010bee91"/>
    </style:style>
    <style:style style:name="P60" style:family="paragraph" style:parent-style-name="Text_20_body" style:list-style-name="L2">
      <style:text-properties officeooo:rsid="01754cb7" officeooo:paragraph-rsid="01754cb7"/>
    </style:style>
    <style:style style:name="T1" style:family="text">
      <style:text-properties officeooo:rsid="000dcd96"/>
    </style:style>
    <style:style style:name="T2" style:family="text">
      <style:text-properties officeooo:rsid="0014dac7"/>
    </style:style>
    <style:style style:name="T3" style:family="text">
      <style:text-properties officeooo:rsid="00157cfc"/>
    </style:style>
    <style:style style:name="T4" style:family="text">
      <style:text-properties officeooo:rsid="001a7e58"/>
    </style:style>
    <style:style style:name="T5" style:family="text">
      <style:text-properties officeooo:rsid="00221858"/>
    </style:style>
    <style:style style:name="T6" style:family="text">
      <style:text-properties officeooo:rsid="00345c4f"/>
    </style:style>
    <style:style style:name="T7" style:family="text">
      <style:text-properties officeooo:rsid="004bfca4"/>
    </style:style>
    <style:style style:name="T8" style:family="text">
      <style:text-properties officeooo:rsid="0052ccfa"/>
    </style:style>
    <style:style style:name="T9" style:family="text">
      <style:text-properties officeooo:rsid="006c6d89"/>
    </style:style>
    <style:style style:name="T10" style:family="text">
      <style:text-properties officeooo:rsid="0070c526"/>
    </style:style>
    <style:style style:name="T11" style:family="text">
      <style:text-properties officeooo:rsid="0081b529"/>
    </style:style>
    <style:style style:name="T12" style:family="text">
      <style:text-properties officeooo:rsid="00934034"/>
    </style:style>
    <style:style style:name="T13" style:family="text">
      <style:text-properties officeooo:rsid="0096bd4a"/>
    </style:style>
    <style:style style:name="T14" style:family="text">
      <style:text-properties officeooo:rsid="00a27626"/>
    </style:style>
    <style:style style:name="T15" style:family="text">
      <style:text-properties officeooo:rsid="00b11431"/>
    </style:style>
    <style:style style:name="T16" style:family="text">
      <style:text-properties officeooo:rsid="00b3af93"/>
    </style:style>
    <style:style style:name="T17" style:family="text">
      <style:text-properties officeooo:rsid="00cb4bfd"/>
    </style:style>
    <style:style style:name="T18" style:family="text">
      <style:text-properties officeooo:rsid="00cf883b"/>
    </style:style>
    <style:style style:name="T19" style:family="text">
      <style:text-properties officeooo:rsid="00daa7dc"/>
    </style:style>
    <style:style style:name="T20" style:family="text">
      <style:text-properties officeooo:rsid="00e39fcd"/>
    </style:style>
    <style:style style:name="T21" style:family="text">
      <style:text-properties officeooo:rsid="00f051c2"/>
    </style:style>
    <style:style style:name="T22" style:family="text">
      <style:text-properties officeooo:rsid="00f903f4"/>
    </style:style>
    <style:style style:name="T23" style:family="text">
      <style:text-properties officeooo:rsid="01021399"/>
    </style:style>
    <style:style style:name="T24" style:family="text">
      <style:text-properties officeooo:rsid="010d46d1"/>
    </style:style>
    <style:style style:name="T25" style:family="text">
      <style:text-properties officeooo:rsid="011a4c47"/>
    </style:style>
    <style:style style:name="T26" style:family="text">
      <style:text-properties officeooo:rsid="0123e861"/>
    </style:style>
    <style:style style:name="T27" style:family="text">
      <style:text-properties officeooo:rsid="0136638a"/>
    </style:style>
    <style:style style:name="T28" style:family="text">
      <style:text-properties officeooo:rsid="013dcd35"/>
    </style:style>
    <style:style style:name="T29" style:family="text">
      <style:text-properties officeooo:rsid="0146f37c"/>
    </style:style>
    <style:style style:name="T30" style:family="text">
      <style:text-properties officeooo:rsid="014a668e"/>
    </style:style>
    <style:style style:name="T31" style:family="text">
      <style:text-properties fo:font-style="normal" style:font-style-asian="normal" style:font-style-complex="normal"/>
    </style:style>
    <style:style style:name="T32" style:family="text">
      <style:text-properties officeooo:rsid="017727f8"/>
    </style:style>
    <style:style style:name="T33" style:family="text">
      <style:text-properties officeooo:rsid="01884e60"/>
    </style:style>
    <style:style style:name="T34" style:family="text">
      <style:text-properties officeooo:rsid="019bc9d9"/>
    </style:style>
    <style:style style:name="T35" style:family="text">
      <style:text-properties officeooo:rsid="01b2dd35"/>
    </style:style>
    <style:style style:name="T36" style:family="text">
      <style:text-properties officeooo:rsid="01c2b1c3"/>
    </style:style>
    <style:style style:name="T37" style:family="text">
      <style:text-properties officeooo:rsid="01c737fb"/>
    </style:style>
    <style:style style:name="T38" style:family="text">
      <style:text-properties officeooo:rsid="01cde086"/>
    </style:style>
    <style:style style:name="T39" style:family="text">
      <style:text-properties officeooo:rsid="01e7db54"/>
    </style:style>
    <style:style style:name="T40" style:family="text">
      <style:text-properties officeooo:rsid="01f2e122"/>
    </style:style>
    <style:style style:name="T41" style:family="text">
      <style:text-properties officeooo:rsid="01f73032"/>
    </style:style>
    <style:style style:name="T42" style:family="text">
      <style:text-properties officeooo:rsid="01fb161f"/>
    </style:style>
    <style:style style:name="T43" style:family="text">
      <style:text-properties officeooo:rsid="01fe8c89"/>
    </style:style>
    <style:style style:name="T44" style:family="text">
      <style:text-properties officeooo:rsid="02158c6a"/>
    </style:style>
    <style:style style:name="T45" style:family="text">
      <style:text-properties officeooo:rsid="02180cf0"/>
    </style:style>
    <style:style style:name="T46" style:family="text">
      <style:text-properties officeooo:rsid="0224b918"/>
    </style:style>
    <style:style style:name="T47" style:family="text">
      <style:text-properties officeooo:rsid="02281c0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rticle Billboards</text:p>
      <text:p text:style-name="P13">for GameMaker: Studio</text:p>
      <text:p text:style-name="P14">by Bart Teunis</text:p>
      <text:table-of-content text:style-name="Sect1" text:protected="true" text:name="Inhoudsopgave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oudsopgave1_Head">
            <text:p text:style-name="Contents_20_Heading">Contents</text:p>
          </text:index-title>
          <text:p text:style-name="P51"><text:a xlink:type="simple" xlink:href="#__RefHeading__439_1631690343" text:style-name="Index_20_Link" text:visited-style-name="Index_20_Link">Introduction<text:tab/>1</text:a></text:p>
          <text:p text:style-name="P51"><text:a xlink:type="simple" xlink:href="#__RefHeading__541_696023759" text:style-name="Index_20_Link" text:visited-style-name="Index_20_Link">Getting Started<text:tab/>1</text:a></text:p>
          <text:p text:style-name="P52"><text:a xlink:type="simple" xlink:href="#__RefHeading__543_696023759" text:style-name="Index_20_Link" text:visited-style-name="Index_20_Link">Adding to projects<text:tab/>1</text:a></text:p>
          <text:p text:style-name="P51"><text:a xlink:type="simple" xlink:href="#__RefHeading__115_1631690343" text:style-name="Index_20_Link" text:visited-style-name="Index_20_Link">Terminology<text:tab/>1</text:a></text:p>
          <text:p text:style-name="P52"><text:a xlink:type="simple" xlink:href="#__RefHeading__117_1631690343" text:style-name="Index_20_Link" text:visited-style-name="Index_20_Link">Generators<text:tab/>1</text:a></text:p>
          <text:p text:style-name="P52"><text:a xlink:type="simple" xlink:href="#__RefHeading__119_1631690343" text:style-name="Index_20_Link" text:visited-style-name="Index_20_Link">Displays/billboards<text:tab/>1</text:a></text:p>
          <text:p text:style-name="P52"><text:a xlink:type="simple" xlink:href="#__RefHeading__121_1631690343" text:style-name="Index_20_Link" text:visited-style-name="Index_20_Link">Frames<text:tab/>2</text:a></text:p>
          <text:p text:style-name="P51"><text:a xlink:type="simple" xlink:href="#__RefHeading__123_1631690343" text:style-name="Index_20_Link" text:visited-style-name="Index_20_Link">Simple billboards<text:tab/>3</text:a></text:p>
          <text:p text:style-name="P52"><text:a xlink:type="simple" xlink:href="#__RefHeading__512_255192708" text:style-name="Index_20_Link" text:visited-style-name="Index_20_Link">Creating generators<text:tab/>3</text:a></text:p>
          <text:p text:style-name="P52"><text:a xlink:type="simple" xlink:href="#__RefHeading__514_255192708" text:style-name="Index_20_Link" text:visited-style-name="Index_20_Link">Creating displays<text:tab/>3</text:a></text:p>
          <text:p text:style-name="P51"><text:a xlink:type="simple" xlink:href="#__RefHeading__125_1631690343" text:style-name="Index_20_Link" text:visited-style-name="Index_20_Link">Shader-based billboards<text:tab/>3</text:a></text:p>
          <text:p text:style-name="P52"><text:a xlink:type="simple" xlink:href="#__RefHeading__434_891442886" text:style-name="Index_20_Link" text:visited-style-name="Index_20_Link">Creating a new shader-based generator/display<text:tab/>3</text:a></text:p>
          <text:p text:style-name="P53"><text:a xlink:type="simple" xlink:href="#__RefHeading__436_891442886" text:style-name="Index_20_Link" text:visited-style-name="Index_20_Link">Create event<text:tab/>3</text:a></text:p>
          <text:p text:style-name="P53"><text:a xlink:type="simple" xlink:href="#__RefHeading__438_891442886" text:style-name="Index_20_Link" text:visited-style-name="Index_20_Link">Destroy event<text:tab/>4</text:a></text:p>
          <text:p text:style-name="P53"><text:a xlink:type="simple" xlink:href="#__RefHeading__440_891442886" text:style-name="Index_20_Link" text:visited-style-name="Index_20_Link">Step event<text:tab/>4</text:a></text:p>
          <text:p text:style-name="P52"><text:a xlink:type="simple" xlink:href="#__RefHeading__447_891442886" text:style-name="Index_20_Link" text:visited-style-name="Index_20_Link">Putting it to use<text:tab/>4</text:a></text:p>
        </text:index-body>
      </text:table-of-content>
      <text:h text:style-name="P48" text:outline-level="1"><text:bookmark-start text:name="__RefHeading__439_1631690343"/>Introduction<text:bookmark-end text:name="__RefHeading__439_1631690343"/></text:h>
      <text:p text:style-name="P1"><text:span text:style-name="T46">T</text:span>hank you for downloading this asset. <text:span text:style-name="T1">This document gives a little more information about the workings of the particle billboards demo and shows how to set it particle billboards in your own project.</text:span></text:p>
      <text:h text:style-name="Heading_20_1" text:outline-level="1"><text:bookmark-start text:name="__RefHeading__541_696023759"/>Getting Started<text:bookmark-end text:name="__RefHeading__541_696023759"/></text:h>
      <text:p text:style-name="P5">To get started using <text:span text:style-name="T39">this asset, simply go to the Marketplace and select Import all. All necessary resources will be imported into your project, including the documentation file 'docs.odt'.</text:span></text:p>
      <text:h text:style-name="Heading_20_1" text:outline-level="1"><text:bookmark-start text:name="__RefHeading__115_1631690343"/>Terminology<text:bookmark-end text:name="__RefHeading__115_1631690343"/></text:h>
      <text:h text:style-name="Heading_20_2" text:outline-level="2"><text:bookmark-start text:name="__RefHeading__117_1631690343"/>Generators<text:bookmark-end text:name="__RefHeading__117_1631690343"/></text:h>
      <text:p text:style-name="P2"><text:span text:style-name="T35">Generator</text:span> objects <text:span text:style-name="T6">generate a particle effect. They provide a pre-defined particle system in which you can set up emitters and particle types to get the effect you want. This effect is then drawn to any 'attached' displays/billboards.</text:span></text:p>
      <text:h text:style-name="Heading_20_2" text:outline-level="2"><text:bookmark-start text:name="__RefHeading__119_1631690343"/>Displays/billboards<text:bookmark-end text:name="__RefHeading__119_1631690343"/></text:h>
      <text:p text:style-name="P7">A particle display or billboard <text:span text:style-name="T7">takes a 'frame' generated by a generator and displays it at its position on screen as a billboard, which means that the drawn model always faces the camera.</text:span></text:p>
      <text:h text:style-name="Heading_20_2" text:outline-level="2"><text:bookmark-start text:name="__RefHeading__121_1631690343"/><text:soft-page-break/>Frames<text:bookmark-end text:name="__RefHeading__121_1631690343"/></text:h>
      <text:p text:style-name="P8">A generator generates a number of frames <text:span text:style-name="T8">of a particle animation. It uses an array of surfaces to store each frame. It draws to the surfaces in what you could call a 'cyclic' way i.e. when it reaches the last surface to draw to, it draws the next update of the particle system on the first surface again. This might be represented as follows: </text:span></text:p>
      <text:p text:style-name="P8"/>
      <table:table table:name="Tabel1" table:style-name="Tabel1">
        <table:table-column table:style-name="Tabel1.A" table:number-columns-repeated="17"/>
        <table:table-row>
          <table:table-cell table:style-name="Tabel1.A1" office:value-type="string">
            <text:p text:style-name="P30">Frame</text:p>
          </table:table-cell>
          <table:table-cell table:style-name="Tabel1.A1" office:value-type="string">
            <text:p text:style-name="P32">0</text:p>
          </table:table-cell>
          <table:table-cell table:style-name="Tabel1.A1" office:value-type="string">
            <text:p text:style-name="P32">1</text:p>
          </table:table-cell>
          <table:table-cell table:style-name="Tabel1.A1" office:value-type="string">
            <text:p text:style-name="P32">2</text:p>
          </table:table-cell>
          <table:table-cell table:style-name="Tabel1.A1" office:value-type="string">
            <text:p text:style-name="P32">3</text:p>
          </table:table-cell>
          <table:table-cell table:style-name="Tabel1.A1" office:value-type="string">
            <text:p text:style-name="P32">4</text:p>
          </table:table-cell>
          <table:table-cell table:style-name="Tabel1.A1" office:value-type="string">
            <text:p text:style-name="P32">5</text:p>
          </table:table-cell>
          <table:table-cell table:style-name="Tabel1.A1" office:value-type="string">
            <text:p text:style-name="P32">6</text:p>
          </table:table-cell>
          <table:table-cell table:style-name="Tabel1.A1" office:value-type="string">
            <text:p text:style-name="P32">7</text:p>
          </table:table-cell>
          <table:table-cell table:style-name="Tabel1.A1" office:value-type="string">
            <text:p text:style-name="P32">8</text:p>
          </table:table-cell>
          <table:table-cell table:style-name="Tabel1.A1" office:value-type="string">
            <text:p text:style-name="P32">9</text:p>
          </table:table-cell>
          <table:table-cell table:style-name="Tabel1.A1" office:value-type="string">
            <text:p text:style-name="P32">10</text:p>
          </table:table-cell>
          <table:table-cell table:style-name="Tabel1.A1" office:value-type="string">
            <text:p text:style-name="P32">11</text:p>
          </table:table-cell>
          <table:table-cell table:style-name="Tabel1.A1" office:value-type="string">
            <text:p text:style-name="P32">12</text:p>
          </table:table-cell>
          <table:table-cell table:style-name="Tabel1.A1" office:value-type="string">
            <text:p text:style-name="P32">13</text:p>
          </table:table-cell>
          <table:table-cell table:style-name="Tabel1.A1" office:value-type="string">
            <text:p text:style-name="P32">14</text:p>
          </table:table-cell>
          <table:table-cell table:style-name="Tabel1.Q1" office:value-type="string">
            <text:p text:style-name="P32">15</text:p>
          </table:table-cell>
        </table:table-row>
        <table:table-row>
          <table:table-cell table:style-name="Tabel1.A2" office:value-type="string">
            <text:p text:style-name="P42">Instance</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P34">D1</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P38">D2</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P36">G</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P40"/>
          </table:table-cell>
          <table:table-cell table:style-name="Tabel1.A2" office:value-type="string">
            <text:p text:style-name="Table_20_Contents"/>
          </table:table-cell>
          <table:table-cell table:style-name="Tabel1.Q2" office:value-type="string">
            <text:p text:style-name="P44">D3</text:p>
          </table:table-cell>
        </table:table-row>
      </table:table>
      <text:p text:style-name="P8"/>
      <text:p text:style-name="P9">As you can see, the generator is currently rendering frame 10, <text:span text:style-name="T9">while displays 1, 2 and 3 are displaying frames 2, 6 and 15 respectively.</text:span></text:p>
      <text:p text:style-name="P22">Even though <text:span text:style-name="T14">display 3 is displaying a frame that is ahead of the generator in the array of frames, it is actually displaying a frame that is behind in time of the frame rendered by the generator!</text:span></text:p>
      <text:p text:style-name="P27">It's quite obvious; frames displayed by billboards must first be generated by the generator, <text:span text:style-name="T47">so all displays 'lag behind' the generator.</text:span></text:p>
      <text:p text:style-name="P10">The next step, <text:span text:style-name="T10">all instances will have their current frame position incremented by 1. The positions now look like this: </text:span></text:p>
      <text:p text:style-name="P11"/>
      <table:table table:name="Tabel2" table:style-name="Tabel2">
        <table:table-column table:style-name="Tabel2.A" table:number-columns-repeated="17"/>
        <table:table-row>
          <table:table-cell table:style-name="Tabel2.A1" office:value-type="string">
            <text:p text:style-name="P31">Frame</text:p>
          </table:table-cell>
          <table:table-cell table:style-name="Tabel2.A1" office:value-type="string">
            <text:p text:style-name="P33">0</text:p>
          </table:table-cell>
          <table:table-cell table:style-name="Tabel2.A1" office:value-type="string">
            <text:p text:style-name="P33">1</text:p>
          </table:table-cell>
          <table:table-cell table:style-name="Tabel2.A1" office:value-type="string">
            <text:p text:style-name="P33">2</text:p>
          </table:table-cell>
          <table:table-cell table:style-name="Tabel2.A1" office:value-type="string">
            <text:p text:style-name="P33">3</text:p>
          </table:table-cell>
          <table:table-cell table:style-name="Tabel2.A1" office:value-type="string">
            <text:p text:style-name="P33">4</text:p>
          </table:table-cell>
          <table:table-cell table:style-name="Tabel2.A1" office:value-type="string">
            <text:p text:style-name="P33">5</text:p>
          </table:table-cell>
          <table:table-cell table:style-name="Tabel2.A1" office:value-type="string">
            <text:p text:style-name="P33">6</text:p>
          </table:table-cell>
          <table:table-cell table:style-name="Tabel2.A1" office:value-type="string">
            <text:p text:style-name="P33">7</text:p>
          </table:table-cell>
          <table:table-cell table:style-name="Tabel2.A1" office:value-type="string">
            <text:p text:style-name="P33">8</text:p>
          </table:table-cell>
          <table:table-cell table:style-name="Tabel2.A1" office:value-type="string">
            <text:p text:style-name="P33">9</text:p>
          </table:table-cell>
          <table:table-cell table:style-name="Tabel2.A1" office:value-type="string">
            <text:p text:style-name="P33">10</text:p>
          </table:table-cell>
          <table:table-cell table:style-name="Tabel2.A1" office:value-type="string">
            <text:p text:style-name="P33">11</text:p>
          </table:table-cell>
          <table:table-cell table:style-name="Tabel2.A1" office:value-type="string">
            <text:p text:style-name="P33">12</text:p>
          </table:table-cell>
          <table:table-cell table:style-name="Tabel2.A1" office:value-type="string">
            <text:p text:style-name="P33">13</text:p>
          </table:table-cell>
          <table:table-cell table:style-name="Tabel2.A1" office:value-type="string">
            <text:p text:style-name="P33">14</text:p>
          </table:table-cell>
          <table:table-cell table:style-name="Tabel2.Q1" office:value-type="string">
            <text:p text:style-name="P33">15</text:p>
          </table:table-cell>
        </table:table-row>
        <table:table-row>
          <table:table-cell table:style-name="Tabel2.A2" office:value-type="string">
            <text:p text:style-name="P43">Instance</text:p>
          </table:table-cell>
          <table:table-cell table:style-name="Tabel2.A2" office:value-type="string">
            <text:p text:style-name="P47">D3</text:p>
          </table:table-cell>
          <table:table-cell table:style-name="Tabel2.A2" office:value-type="string">
            <text:p text:style-name="P46"/>
          </table:table-cell>
          <table:table-cell table:style-name="Tabel2.A2" office:value-type="string">
            <text:p text:style-name="P35"/>
          </table:table-cell>
          <table:table-cell table:style-name="Tabel2.A2" office:value-type="string">
            <text:p text:style-name="P47">D1</text:p>
          </table:table-cell>
          <table:table-cell table:style-name="Tabel2.A2" office:value-type="string">
            <text:p text:style-name="P46"/>
          </table:table-cell>
          <table:table-cell table:style-name="Tabel2.A2" office:value-type="string">
            <text:p text:style-name="P46"/>
          </table:table-cell>
          <table:table-cell table:style-name="Tabel2.A2" office:value-type="string">
            <text:p text:style-name="P39"/>
          </table:table-cell>
          <table:table-cell table:style-name="Tabel2.A2" office:value-type="string">
            <text:p text:style-name="P47">D2</text:p>
          </table:table-cell>
          <table:table-cell table:style-name="Tabel2.A2" office:value-type="string">
            <text:p text:style-name="P46"/>
          </table:table-cell>
          <table:table-cell table:style-name="Tabel2.A2" office:value-type="string">
            <text:p text:style-name="P46"/>
          </table:table-cell>
          <table:table-cell table:style-name="Tabel2.A2" office:value-type="string">
            <text:p text:style-name="P37"/>
          </table:table-cell>
          <table:table-cell table:style-name="Tabel2.A2" office:value-type="string">
            <text:p text:style-name="P47">G</text:p>
          </table:table-cell>
          <table:table-cell table:style-name="Tabel2.A2" office:value-type="string">
            <text:p text:style-name="P46"/>
          </table:table-cell>
          <table:table-cell table:style-name="Tabel2.A2" office:value-type="string">
            <text:p text:style-name="P41"/>
          </table:table-cell>
          <table:table-cell table:style-name="Tabel2.A2" office:value-type="string">
            <text:p text:style-name="P46"/>
          </table:table-cell>
          <table:table-cell table:style-name="Tabel2.Q2" office:value-type="string">
            <text:p text:style-name="P45"/>
          </table:table-cell>
        </table:table-row>
      </table:table>
      <text:p text:style-name="Text_20_body"/>
      <text:p text:style-name="P23"><text:span text:style-name="T12">In the previous step, d</text:span>isplay 3 <text:span text:style-name="T12">showed the last frame in the array and therefore restarts from frame 0, which is the next frame in time for this display.</text:span></text:p>
      <text:p text:style-name="P24">The generator now generates frame 11, <text:span text:style-name="T36">i.e. it draws the current state of the particle system to frame 11.</text:span></text:p>
      <text:p text:style-name="P12">Notice how the generator <text:span text:style-name="T11">draws only a single frame each step, which also means that the particle system needs to be updated only once per step, not once per display!</text:span></text:p>
      <text:p text:style-name="P15">If you want more variation in <text:span text:style-name="T13">the billboards displayed, you can increase the size of the surfaces array. This, of course, comes with the cost of some additional memory usage.</text:span></text:p>
      <text:h text:style-name="P49" text:outline-level="1"><text:bookmark-start text:name="__RefHeading__123_1631690343"/><text:soft-page-break/>Simple billboards<text:bookmark-end text:name="__RefHeading__123_1631690343"/></text:h>
      <text:h text:style-name="Heading_20_2" text:outline-level="2"><text:bookmark-start text:name="__RefHeading__512_255192708"/>Creating generator<text:span text:style-name="T33">s</text:span><text:bookmark-end text:name="__RefHeading__512_255192708"/></text:h>
      <text:p text:style-name="P28">To create a new generator, <text:span text:style-name="T40">create a new object and set its parent to obj_generator. Inherit the generator's Create event and add code for the following: </text:span></text:p>
      <text:list xml:id="list1654112082864356627" text:style-name="L1">
        <text:list-item>
          <text:p text:style-name="P54">Particle systems and emitters to the particle system 'sys' provided by obj_generator.</text:p>
        </text:list-item>
        <text:list-item>
          <text:p text:style-name="P55">Set the update interval for the particle system by setting alarm[0] to a value &gt; 0.</text:p>
        </text:list-item>
        <text:list-item>
          <text:p text:style-name="P56">If you want, you can <text:span text:style-name="T42">call</text:span> render_all_frames() a first time <text:span text:style-name="T41">so all frames are initialized before the billboards are drawn.</text:span></text:p>
        </text:list-item>
      </text:list>
      <text:p text:style-name="P29"><text:span text:style-name="T45">Always m</text:span>ake sure to <text:span text:style-name="T44">destroy the created particle types and emitters in the object's Destroy event. In this case, make sure to do it before (!) calling the inherited event, since the particle system is freed by obj_generator yet must still exist to refer to emitters within the system.</text:span></text:p>
      <text:h text:style-name="Heading_20_2" text:outline-level="2"><text:bookmark-start text:name="__RefHeading__514_255192708"/>Creating displays<text:bookmark-end text:name="__RefHeading__514_255192708"/></text:h>
      <text:p text:style-name="P6">To create a new display, <text:span text:style-name="T43">create a new instance of obj_display and call set_generator() to set the ID of the generator it should display. To change a display's position, you can change its x, y and z position. To change the billboard dimensions, you can change w and h.</text:span></text:p>
      <text:h text:style-name="Heading_20_1" text:outline-level="1"><text:bookmark-start text:name="__RefHeading__125_1631690343"/>Shader-based billboards<text:bookmark-end text:name="__RefHeading__125_1631690343"/></text:h>
      <text:p text:style-name="Text_20_body">If you're really looking to <text:span text:style-name="T2">display</text:span> <text:span text:style-name="T2">lots</text:span> of particles in your game <text:span text:style-name="T3">without a big performance drop</text:span>, you'll best <text:span text:style-name="T5">get </text:span>start<text:span text:style-name="T5">ed</text:span> with the shader-based version right away. <text:span text:style-name="T4">This chapter will detail the workings of the shader-based version and how to set it up in your own project.</text:span></text:p>
      <text:p text:style-name="P3">The main object you'll need to display shader-based billboards is obj_pbb_gen_disp create. Note that, compared to the simple example, the shader-based version has the generator and display<text:span text:style-name="T15">s</text:span> merged into a single object.</text:p>
      <text:p text:style-name="P4">The shader-based particle billboards object is meant as a quick and easy-to-use <text:span text:style-name="T16">effect to simply add to your project.</text:span></text:p>
      <text:h text:style-name="Heading_20_2" text:outline-level="2"><text:bookmark-start text:name="__RefHeading__434_891442886"/>Creating a <text:span text:style-name="T19">new shader-based generator/display</text:span><text:bookmark-end text:name="__RefHeading__434_891442886"/></text:h>
      <text:p text:style-name="P20">Add a new object <text:span text:style-name="T20">to your project and set its parent to obj_pbb_gen_disp. Each instance of this object now serves as a single particle generator and can have multiple particle displays 'attached' to it. Normally, however, you'll only need a single generator instance for a given effect since it batches the billboards in a single vertex buffer.</text:span></text:p>
      <text:p text:style-name="P21"><text:span text:style-name="Emphasis"><text:span text:style-name="Strong_20_Emphasis"><text:span text:style-name="T31">Important</text:span></text:span></text:span>: <text:span text:style-name="T30">if you're adding code to an event that is used by obj_pbb_gen_disp, make sure to always inherit the parent event first!</text:span></text:p>
      <text:h text:style-name="Heading_20_3" text:outline-level="3"><text:bookmark-start text:name="__RefHeading__436_891442886"/>Create event<text:bookmark-end text:name="__RefHeading__436_891442886"/></text:h>
      <text:p text:style-name="P16"><text:span text:style-name="T34">To get a shader-based generator up and running, t</text:span>here are <text:span text:style-name="T37">just</text:span> a few things you should do in <text:span text:style-name="T21">the object's Create event. In order: </text:span></text:p>
      <text:list xml:id="list1018007795632802902" text:style-name="L2">
        <text:list-item>
          <text:p text:style-name="P57">If required, <text:span text:style-name="T23">you can change the frame size and number of frames that this generator will use </text:span><text:soft-page-break/><text:span text:style-name="T23">by calling pbb_resize_frames(). Do remember to do this first! (after inheriting the parent event, that is...)<text:line-break/>If you don't make a call to this function, the default frame size and number will be used, which is 64 frames of 128x128px.</text:span></text:p>
        </text:list-item>
        <text:list-item>
          <text:p text:style-name="P58">Next, <text:span text:style-name="T22">you should set up the particle emitters and types that will create the effect. These should be added to particle system 'sys' that is provided by obj_pbb_gen_disp for convenience.</text:span></text:p>
        </text:list-item>
        <text:list-item>
          <text:p text:style-name="P59">After that, you can start adding some billboards to the <text:span text:style-name="T24">vertex buffer using pbb_add_billboard(). Note that you can set a billboard's dimensions to different values than the dimensions used by the generator!</text:span></text:p>
        </text:list-item>
        <text:list-item>
          <text:p text:style-name="P60">If you want, you can make a first call to render_all_frames(), which will render <text:span text:style-name="T32">all frames a first time. This makes sure the billboards will immediately display a lot of particles instead of an empty image.</text:span></text:p>
        </text:list-item>
      </text:list>
      <text:h text:style-name="Heading_20_3" text:outline-level="3"><text:bookmark-start text:name="__RefHeading__438_891442886"/>Destroy event<text:bookmark-end text:name="__RefHeading__438_891442886"/></text:h>
      <text:p text:style-name="P25"><text:span text:style-name="T38">I</text:span>f you've <text:span text:style-name="T25">added any particle emitters and/or types, make sure to destroy them here! All other resources are freed by <text:s/>obj_pbb_gen_disp through the inherited event. As in the simple version, call the inherited event last if you're using emitters, since the particle system is freed by obj_pbb_gen_disp.</text:span></text:p>
      <text:h text:style-name="Heading_20_3" text:outline-level="3"><text:bookmark-start text:name="__RefHeading__440_891442886"/>Step event<text:bookmark-end text:name="__RefHeading__440_891442886"/></text:h>
      <text:p text:style-name="P17">The billboard displays must know <text:span text:style-name="T29">towards </text:span>where to rotate. <text:span text:style-name="T26">To achieve this, you can assign a value to the variable 'angle' in the object's Step event (or anywhere else if you want, actually). This is done this way since a generator has no idea which variable in which object it should use to determine the billboards' orientation. Normally, you'll want to pass your camera's direction+90, since this makes the billboards face the camera.</text:span></text:p>
      <text:h text:style-name="P50" text:outline-level="2"><text:bookmark-start text:name="__RefHeading__447_891442886"/>Putting it to use<text:bookmark-end text:name="__RefHeading__447_891442886"/></text:h>
      <text:p text:style-name="P18">So you've created a generator, <text:span text:style-name="T27">now you can use it very easily to display the effect you have just created.</text:span></text:p>
      <text:p text:style-name="P19">Simply <text:span text:style-name="T28">drop an instance of your object inside the room using the room editor or create it through code using instance_create(). And that's it!</text:span></text:p>
      <text:p text:style-name="P26"><text:span text:style-name="Strong_20_Emphasis"><text:span text:style-name="T18">Important</text:span></text:span><text:span text:style-name="T18">: keep in mind </text:span>that <text:span text:style-name="T17">the system does not prevent particles from going outside the billboard drawing area. This will give visible artifacts on screen, such as particles seemingly disappearing behind invisible lines (the billboard edges). To prevent this, you should define your particle emitters and types in such a way that the particles cannot go outside of the drawing area. Or you can increase the frame size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 Teunis</meta:initial-creator>
    <meta:creation-date>2014-08-25T14:58:44.500000000</meta:creation-date>
    <dc:date>2014-09-03T20:59:11.408000000</dc:date>
    <dc:creator>Bart Teunis</dc:creator>
    <meta:editing-duration>PT3H22M29S</meta:editing-duration>
    <meta:editing-cycles>544</meta:editing-cycles>
    <meta:generator>LibreOffice/4.2.2.1$Windows_x86 LibreOffice_project/3be8cda0bddd8e430d8cda1ebfd581265cca5a0f</meta:generator>
    <meta:document-statistic meta:table-count="2" meta:image-count="0" meta:object-count="0" meta:page-count="4" meta:paragraph-count="113" meta:word-count="1308" meta:character-count="7579" meta:non-whitespace-character-count="6386"/>
  </office:meta>
</office:document-meta>
</file>